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5.13   |   <text:a xlink:type="simple" xlink:href="http://palinfo.habago.org/Entry?Command=Information_PrintForum#FORUM40407"><text:span text:style-name="T1">#</text:span></text:a></text:p>
      <text:p text:style-name="P2">Don't grow old, Anna.</text:p>
      <text:p text:style-name="P2"/>
      <text:p text:style-name="P2">陳真13/05/01</text:p>
      <text:p text:style-name="P2"/>
      <text:p text:style-name="P2">我住的房子有一大片花園，經常有校工來除草，所以它永遠整齊一致。我不想看這種整齊的花園，眼不見為淨，所以總是拉上所有窗簾，不見天日。</text:p>
      <text:p text:style-name="P2"/>
      <text:p text:style-name="P2">人的生命糟蹋完了，進而糟蹋動物，如果英國人管得到微風星星月亮太陽，我想，他們也會動手做一番「規劃」。</text:p>
      <text:p text:style-name="P2"/>
      <text:p text:style-name="P2">這兩天陽光強，在「耕田」的人來之前，已經四處冒出長短不一的許多「雜草」以及小花。</text:p>
      <text:p text:style-name="P2"/>
      <text:p text:style-name="P2">今天黃昏，園裏飛來許多鴿子，分頭在地上覓食。從我窗內看出去，靜無聲的一片薄暮，彷如夢境。</text:p>
      <text:p text:style-name="P2"/>
      <text:p text:style-name="P2">如果沒有這樣的夢，我們老早長大成人。</text:p>
      <text:p text:style-name="P2"/>
      <text:p text:style-name="P2">我有「地下社會」裏頭鬼新娘水底救夫婿的那首歌的許多種版本。Goran Bregovic 寫的最長的一個版本，將近七分鐘。寫給一個女生叫Anna；叫做 "Don't give up, Anna"。give up what? 叫她不要長大。</text:p>
      <text:p text:style-name="P2"/>
      <text:p text:style-name="P2">如果不長大是不可能的話，那就不要太早熟吧。</text:p>
      <text:p text:style-name="P2"/>
      <text:p text:style-name="P2">如果沒記錯，今天是母親節，我想把歌詞一字一字抄下來，就像和我死去的媽媽講話那樣，希望她在那永恆的天，能夠安息，因為，她的小孩還是和從前一樣好、一樣單純、害羞。十年，多麼長的日子，但是，她的小孩還是一樣樸素笨拙，一點都沒有進步。不要長大、永遠當個乖小孩，是我所能為妳做的一切。</text:p>
      <text:p text:style-name="P2"/>
      <text:p text:style-name="P2">更希望另一個更為不幸、十多年不見的媽媽，在地球的某個角落，能少受點折磨。如果命運像個定時炸彈，my dearest Anna, 那就讓我們做好準備，一起承受那轟然一響。之後，一切都會歸於如往常一般的寂靜。</text:p>
      <text:p text:style-name="P2"/>
      <text:p text:style-name="P2">Don't give up, Anna.</text:p>
      <text:p text:style-name="P2"/>
      <text:p text:style-name="P2">Fight the years.</text:p>
      <text:p text:style-name="P2"/>
      <text:p text:style-name="P2">My Anna, with the different habits,</text:p>
      <text:p text:style-name="P2"/>
      <text:p text:style-name="P2">the different movements.</text:p>
      <text:p text:style-name="P2"/>
      <text:p text:style-name="P2">You had very good manners.</text:p>
      <text:p text:style-name="P2"/>
      <text:p text:style-name="P2">It was obvious that you belonged to another world.</text:p>
      <text:p text:style-name="P2"/>
      <text:p text:style-name="P2">But, you always tried your best</text:p>
      <text:p text:style-name="P2"/>
      <text:p text:style-name="P2">not to show off.</text:p>
      <text:p text:style-name="P2"/>
      <text:p text:style-name="P2">You did not scorn poverty</text:p>
      <text:p text:style-name="P2"/>
      <text:p text:style-name="P2">but it did not particularly fascinate you.</text:p>
      <text:p text:style-name="P2"/>
      <text:p text:style-name="P2">Everything about you was different.</text:p>
      <text:p text:style-name="P2"/>
      <text:p text:style-name="P2">Your room with the rare objects,</text:p>
      <text:p text:style-name="P2"/>
      <text:p text:style-name="P2">your letters, your presents...</text:p>
      <text:p text:style-name="P2"/>
      <text:p text:style-name="P2">For sure, you had a better taste than mine!</text:p>
      <text:p text:style-name="P2"/>
      <text:p text:style-name="P2">You were coming to find me.</text:p>
      <text:p text:style-name="P2"/>
      <text:p text:style-name="P2">My bed, your bosom....</text:p>
      <text:p text:style-name="P2"/>
      <text:p text:style-name="P2">Anna, little loose lady.</text:p>
      <text:p text:style-name="P2"/>
      <text:p text:style-name="P2">And underneath the windows the wet road,</text:p>
      <text:p text:style-name="P2"/>
      <text:p text:style-name="P2">the sound of the train, the dusk.</text:p>
      <text:p text:style-name="P2"/>
      <text:p text:style-name="P2">And my room, Anna,</text:p>
      <text:p text:style-name="P2"/>
      <text:p text:style-name="P2">hanging in the air,</text:p>
      <text:p text:style-name="P2"/>
      <text:p text:style-name="P2">like an orange.</text:p>
      <text:p text:style-name="P2"/>
      <text:p text:style-name="P2">Don't give up, Anna.</text:p>
      <text:p text:style-name="P2"/>
      <text:p text:style-name="P2">Where would you be now?</text:p>
      <text:p text:style-name="P2"/>
      <text:p text:style-name="P2">Who knows how you get by...</text:p>
      <text:p text:style-name="P2"/>
      <text:p text:style-name="P2">Where would you be now? Oh! How can you endure it?</text:p>
      <text:p text:style-name="P2"/>
      <text:p text:style-name="P2">Without having what you love</text:p>
      <text:p text:style-name="P2"/>
      <text:p text:style-name="P2">and without loving what you have...</text:p>
      <text:p text:style-name="P2"/>
      <text:p text:style-name="P2">You know, Anna, it was destiny</text:p>
      <text:p text:style-name="P2"/>
      <text:p text:style-name="P2">for the two of us to meet.</text:p>
      <text:p text:style-name="P2"/>
      <text:p text:style-name="P2">What would they know? How could the others know?</text:p>
      <text:p text:style-name="P2"/>
      <text:p text:style-name="P2">My little lover, of the same age.</text:p>
      <text:p text:style-name="P2"/>
      <text:p text:style-name="P2">Do you remember? A million moments,</text:p>
      <text:p text:style-name="P2"/>
      <text:p text:style-name="P2">moments that are gradually diminishing,</text:p>
      <text:p text:style-name="P2"/>
      <text:p text:style-name="P2">just as if they are looted by someone</text:p>
      <text:p text:style-name="P2"/>
      <text:p text:style-name="P2">in front of our eyes, every day.</text:p>
      <text:p text:style-name="P2"/>
      <text:p text:style-name="P2">In vain, I try to preserve them, in vain.</text:p>
      <text:p text:style-name="P2"/>
      <text:p text:style-name="P2">They flow silently</text:p>
      <text:p text:style-name="P2"/>
      <text:p text:style-name="P2">towards the vast sea.</text:p>
      <text:p text:style-name="P2"/>
      <text:p text:style-name="P2">So many years have gone by.</text:p>
      <text:p text:style-name="P2"/>
      <text:p text:style-name="P2">I no longer wear my college jacket</text:p>
      <text:p text:style-name="P2"/>
      <text:p text:style-name="P2">and find it hard to get used</text:p>
      <text:p text:style-name="P2"/>
      <text:p text:style-name="P2">to this tailored suit.</text:p>
      <text:p text:style-name="P2"/>
      <text:p text:style-name="P2">I don't scorn money</text:p>
      <text:p text:style-name="P2"/>
      <text:p text:style-name="P2">nor does it fascinate me in any particular way.</text:p>
      <text:p text:style-name="P2"/>
      <text:p text:style-name="P2">Mozart, Requiem, Agnus Dei, Yesterday.</text:p>
      <text:p text:style-name="P2"/>
      <text:p text:style-name="P2">Tonight I will come to your first dream.</text:p>
      <text:p text:style-name="P2"/>
      <text:p text:style-name="P2">Don't grow old Anna, don't grow old.</text:p>
      <text:p text:style-name="P2"/>
      <text:p text:style-name="P2">Lie to your husband.</text:p>
      <text:p text:style-name="P2"/>
      <text:p text:style-name="P2">Tear up the invitation, cancel the dinner.</text:p>
      <text:p text:style-name="P2"/>
      <text:p text:style-name="P2">Touch me, as you did then, with your knee</text:p>
      <text:p text:style-name="P2"/>
      <text:p text:style-name="P2">underneath the table.</text:p>
      <text:p text:style-name="P2"/>
      <text:p text:style-name="P2">Tonight, Anna.</text:p>
      <text:p text:style-name="P2"/>
      <text:p text:style-name="P2">In the best hotel.</text:p>
      <text:p text:style-name="P2"/>
      <text:p text:style-name="P2">Tonight.</text:p>
      <text:p text:style-name="P2"/>
      <text:p text:style-name="P2">In your first dream.</text:p>
      <text:p text:style-name="P2"/>
      <text:p text:style-name="P2">Don't give up, Anna.</text:p>
      <text:p text:style-name="P2"/>
      <text:p text:style-name="P2">Where would you be now?</text:p>
      <text:p text:style-name="P2"/>
      <text:p text:style-name="P2">Who knows how you get by....</text:p>
      <text:p text:style-name="P2"/>
      <text:p text:style-name="P2">Where would you be now? Oh! How can you endure it?</text:p>
      <text:p text:style-name="P2"/>
      <text:p text:style-name="P2">Without having what you love</text:p>
      <text:p text:style-name="P2"/>
      <text:p text:style-name="P2">and without loving what you have....</text:p>
      <text:p text:style-name="P2"/>
      <text:p text:style-name="P2">Don't grow old Anna, don't grow old.</text:p>
      <text:p text:style-name="P2"/>
      <text:p text:style-name="P2">Because then, I will have nobody and nothing</text:p>
      <text:p text:style-name="P2"/>
      <text:p text:style-name="P2">to keep me young.</text:p>
      <text:p text:style-name="P2"/>
      <text:p text:style-name="P2">All alone I still hang on here,</text:p>
      <text:p text:style-name="P2"/>
      <text:p text:style-name="P2">although it started to rain again,</text:p>
      <text:p text:style-name="P2"/>
      <text:p text:style-name="P2">as always does in the islands during October.</text:p>
      <text:p text:style-name="P2"/>
      <text:p text:style-name="P2">Remember?</text:p>
      <text:p text:style-name="P2"/>
      <text:p text:style-name="P2">A sea of lead and a sky of pine trees.</text:p>
      <text:p text:style-name="P2"/>
      <text:p text:style-name="P2">Faraway intermingled voices.</text:p>
      <text:p text:style-name="P2"/>
      <text:p text:style-name="P2">The voice of the mother, the friend, the daughter,</text:p>
      <text:p text:style-name="P2"/>
      <text:p text:style-name="P2">the brother, the lover, the ship's siren.</text:p>
      <text:p text:style-name="P2"/>
      <text:p text:style-name="P2">White clothes, hastily gathered,</text:p>
      <text:p text:style-name="P2"/>
      <text:p text:style-name="P2">just before the rain.</text:p>
      <text:p text:style-name="P2"/>
      <text:p text:style-name="P2">The light also disappeared with them.</text:p>
      <text:p text:style-name="P2"/>
      <text:p text:style-name="P2">A brief walk,</text:p>
      <text:p text:style-name="P2"/>
      <text:p text:style-name="P2">again....there....Next to the sea.</text:p>
      <text:p text:style-name="P2"/>
      <text:p text:style-name="P2">And then....the end, the end.</text:p>
      <text:p text:style-name="P2"/>
      <text:p text:style-name="P2">Don't give up, An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